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3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4" style:parent-style-name="Car.predefinitoparagrafo" style:family="text">
      <style:text-properties style:font-name="Arial" fo:font-weight="bold" style:font-weight-asian="bold" style:font-weight-complex="bold"/>
    </style:style>
    <style:style style:name="P5" style:parent-style-name="Standard" style:family="paragraph">
      <style:paragraph-properties fo:text-align="justify"/>
    </style:style>
    <style:style style:name="T6" style:parent-style-name="Car.predefinitoparagrafo" style:family="text">
      <style:text-properties style:font-name="Arial" fo:font-weight="bold" style:font-weight-asian="bold" style:font-weight-complex="bold"/>
    </style:style>
    <style:style style:name="T7" style:parent-style-name="Car.predefinitoparagrafo" style:family="text">
      <style:text-properties style:font-name="Arial"/>
    </style:style>
    <style:style style:name="T8" style:parent-style-name="Car.predefinitoparagrafo" style:family="text">
      <style:text-properties style:font-name="Arial"/>
    </style:style>
    <style:style style:name="P9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0" style:parent-style-name="Standard" style:family="paragraph">
      <style:paragraph-properties fo:text-align="justify"/>
    </style:style>
    <style:style style:name="T11" style:parent-style-name="Car.predefinitoparagrafo" style:family="text">
      <style:text-properties style:font-name="Arial"/>
    </style:style>
    <style:style style:name="T12" style:parent-style-name="Car.predefinitoparagrafo" style:family="text">
      <style:text-properties style:font-name="Arial" fo:font-weight="bold" style:font-weight-asian="bold" style:font-weight-complex="bold"/>
    </style:style>
    <style:style style:name="T13" style:parent-style-name="Car.predefinitoparagrafo" style:family="text">
      <style:text-properties style:font-name="Arial"/>
    </style:style>
    <style:style style:name="T14" style:parent-style-name="Car.predefinitoparagrafo" style:family="text">
      <style:text-properties style:font-name="Arial"/>
    </style:style>
    <style:style style:name="P15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6" style:parent-style-name="Standard" style:family="paragraph">
      <style:paragraph-properties fo:text-align="justify"/>
    </style:style>
    <style:style style:name="T17" style:parent-style-name="Car.predefinitoparagrafo" style:family="text">
      <style:text-properties style:font-name="Arial"/>
    </style:style>
    <style:style style:name="T18" style:parent-style-name="Car.predefinitoparagrafo" style:family="text">
      <style:text-properties style:font-name="Arial" fo:font-weight="bold" style:font-weight-asian="bold" style:font-weight-complex="bold"/>
    </style:style>
    <style:style style:name="T19" style:parent-style-name="Car.predefinitoparagrafo" style:family="text">
      <style:text-properties style:font-name="Arial"/>
    </style:style>
    <style:style style:name="T20" style:parent-style-name="Car.predefinitoparagrafo" style:family="text">
      <style:text-properties style:font-name="Arial"/>
    </style:style>
    <style:style style:name="P21" style:parent-style-name="Standard" style:list-style-name="LFO1" style:family="paragraph">
      <style:paragraph-properties fo:text-align="justify"/>
      <style:text-properties style:font-name="Arial"/>
    </style:style>
    <style:style style:name="P22" style:parent-style-name="Standard" style:list-style-name="LFO1" style:family="paragraph">
      <style:paragraph-properties fo:text-align="justify"/>
      <style:text-properties style:font-name="Arial"/>
    </style:style>
    <style:style style:name="P23" style:parent-style-name="Standard" style:list-style-name="LFO1" style:family="paragraph">
      <style:paragraph-properties fo:text-align="justify"/>
      <style:text-properties style:font-name="Arial"/>
    </style:style>
    <style:style style:name="P24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25" style:parent-style-name="Standard" style:family="paragraph">
      <style:paragraph-properties fo:text-align="justify"/>
    </style:style>
    <style:style style:name="T26" style:parent-style-name="Car.predefinitoparagrafo" style:family="text">
      <style:text-properties style:font-name="Arial"/>
    </style:style>
    <style:style style:name="T27" style:parent-style-name="Car.predefinitoparagrafo" style:family="text">
      <style:text-properties style:font-name="Arial"/>
    </style:style>
    <style:style style:name="T28" style:parent-style-name="Car.predefinitoparagrafo" style:family="text">
      <style:text-properties style:font-name="Arial"/>
    </style:style>
    <style:style style:name="P29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</style:style>
    <style:style style:name="T31" style:parent-style-name="Car.predefinitoparagrafo" style:family="text">
      <style:text-properties style:font-name="Arial"/>
    </style:style>
    <style:style style:name="T32" style:parent-style-name="Car.predefinitoparagrafo" style:family="text">
      <style:text-properties style:font-name="Arial" fo:font-weight="bold" style:font-weight-asian="bold" style:font-weight-complex="bold"/>
    </style:style>
    <style:style style:name="T33" style:parent-style-name="Car.predefinitoparagrafo" style:family="text">
      <style:text-properties style:font-name="Arial"/>
    </style:style>
    <style:style style:name="T34" style:parent-style-name="Car.predefinitoparagrafo" style:family="text">
      <style:text-properties style:font-name="Arial" fo:font-weight="bold" style:font-weight-asian="bold" style:font-weight-complex="bold"/>
    </style:style>
    <style:style style:name="T35" style:parent-style-name="Car.predefinitoparagrafo" style:family="text">
      <style:text-properties style:font-name="Arial"/>
    </style:style>
    <style:style style:name="P36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9" style:parent-style-name="Standard" style:family="paragraph">
      <style:paragraph-properties fo:text-align="justify"/>
    </style:style>
    <style:style style:name="T40" style:parent-style-name="Car.predefinitoparagrafo" style:family="text">
      <style:text-properties style:font-name="Arial" fo:font-weight="bold" style:font-weight-asian="bold" style:font-weight-complex="bold"/>
    </style:style>
    <style:style style:name="T41" style:parent-style-name="Car.predefinitoparagrafo" style:family="text">
      <style:text-properties style:font-name="Arial" fo:font-weight="bold" style:font-weight-asian="bold" style:font-weight-complex="bold"/>
    </style:style>
    <style:style style:name="T42" style:parent-style-name="Car.predefinitoparagrafo" style:family="text">
      <style:text-properties style:font-name="Arial"/>
    </style:style>
    <style:style style:name="P43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align="justify"/>
    </style:style>
    <style:style style:name="T45" style:parent-style-name="Car.predefinitoparagrafo" style:family="text">
      <style:text-properties style:font-name="Arial"/>
    </style:style>
    <style:style style:name="T46" style:parent-style-name="Car.predefinitoparagrafo" style:family="text">
      <style:text-properties style:font-name="Arial" fo:font-weight="bold" style:font-weight-asian="bold" style:font-weight-complex="bold"/>
    </style:style>
    <style:style style:name="T47" style:parent-style-name="Car.predefinitoparagrafo" style:family="text">
      <style:text-properties style:font-name="Arial" fo:font-weight="bold" style:font-weight-asian="bold" style:font-weight-complex="bold"/>
    </style:style>
    <style:style style:name="T48" style:parent-style-name="Car.predefinitoparagrafo" style:family="text">
      <style:text-properties style:font-name="Arial"/>
    </style:style>
    <style:style style:name="T49" style:parent-style-name="Car.predefinitoparagrafo" style:family="text">
      <style:text-properties style:font-name="Arial"/>
    </style:style>
    <style:style style:name="T50" style:parent-style-name="Car.predefinitoparagrafo" style:family="text">
      <style:text-properties style:font-name="Arial"/>
    </style:style>
    <style:style style:name="P51" style:parent-style-name="Standard" style:family="paragraph">
      <style:text-properties style:font-name="Arial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2" style:parent-style-name="Standard" style:family="paragraph">
      <style:paragraph-properties fo:text-align="justify"/>
    </style:style>
    <style:style style:name="T53" style:parent-style-name="Car.predefinitoparagrafo" style:family="text">
      <style:text-properties style:font-name="Arial"/>
    </style:style>
    <style:style style:name="T54" style:parent-style-name="Car.predefinitoparagrafo" style:family="text">
      <style:text-properties style:font-name="Arial" fo:font-weight="bold" style:font-weight-asian="bold" style:font-weight-complex="bold"/>
    </style:style>
    <style:style style:name="T55" style:parent-style-name="Car.predefinitoparagrafo" style:family="text">
      <style:text-properties style:font-name="Arial" fo:font-weight="bold" style:font-weight-asian="bold" style:font-weight-complex="bold"/>
    </style:style>
    <style:style style:name="T56" style:parent-style-name="Car.predefinitoparagrafo" style:family="text">
      <style:text-properties style:font-name="Arial"/>
    </style:style>
    <style:style style:name="T57" style:parent-style-name="Car.predefinitoparagrafo" style:family="text">
      <style:text-properties style:font-name="Arial"/>
    </style:style>
    <style:style style:name="P58" style:parent-style-name="Standard" style:family="paragraph">
      <style:paragraph-properties fo:text-align="justify"/>
      <style:text-properties style:font-name="Arial"/>
    </style:style>
    <style:style style:name="P59" style:parent-style-name="Standard" style:list-style-name="LFO2" style:family="paragraph">
      <style:paragraph-properties fo:text-align="justify"/>
      <style:text-properties style:font-name="Arial"/>
    </style:style>
    <style:style style:name="P60" style:parent-style-name="Standard" style:list-style-name="LFO2" style:family="paragraph">
      <style:paragraph-properties fo:text-align="justify"/>
      <style:text-properties style:font-name="Arial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style:font-name="Arial"/>
    </style:style>
    <style:style style:name="P62" style:parent-style-name="Standard" style:family="paragraph">
      <style:paragraph-properties fo:text-align="justify"/>
      <style:text-properties style:font-name="Arial"/>
    </style:style>
    <style:style style:name="P63" style:parent-style-name="Standard" style:family="paragraph">
      <style:paragraph-properties fo:text-align="justify"/>
      <style:text-properties style:font-name="Arial"/>
    </style:style>
    <style:style style:name="T64" style:parent-style-name="Car.predefinitoparagrafo" style:family="text">
      <style:text-properties style:font-name="Arial"/>
    </style:style>
    <style:style style:name="T65" style:parent-style-name="Car.predefinitoparagrafo" style:family="text">
      <style:text-properties style:font-name="Arial" fo:font-weight="bold" style:font-weight-asian="bold" style:font-weight-complex="bold"/>
    </style:style>
    <style:style style:name="T66" style:parent-style-name="Car.predefinitoparagrafo" style:family="text">
      <style:text-properties style:font-name="Arial" fo:font-weight="bold" style:font-weight-asian="bold" style:font-weight-complex="bold"/>
    </style:style>
    <style:style style:name="T67" style:parent-style-name="Car.predefinitoparagrafo" style:family="text">
      <style:text-properties style:font-name="Arial"/>
    </style:style>
  </office:automatic-styles>
  <office:body>
    <office:text text:use-soft-page-breaks="true">
      <text:p text:style-name="P1">Progetto batteri informatica</text:p>
      <text:p text:style-name="P2"/>
      <text:p text:style-name="P3">Incontro 1(12/03/2020 <text:s/>10:50 - 13:50):</text:p>
      <text:p text:style-name="Standard"><text:span text:style-name="T4"><text:tab/></text:span></text:p>
      <text:p text:style-name="P5"><text:span text:style-name="T6"><text:tab/>Obiettivo:<text:s/></text:span><text:span text:style-name="T7">discutere la modalità di lavoro e le idee che ci sono venute, decidere la cadenza degli incontri</text:span><text:span text:style-name="T8">.</text:span></text:p>
      <text:p text:style-name="P9"/>
      <text:p text:style-name="P10"><text:span text:style-name="T11"><text:tab/></text:span><text:span text:style-name="T12">Partecipanti:<text:s/></text:span><text:span text:style-name="T13">tutti i membri del gruppo</text:span><text:span text:style-name="T14">.</text:span></text:p>
      <text:p text:style-name="P15"/>
      <text:p text:style-name="P16"><text:span text:style-name="T17"><text:tab/></text:span><text:span text:style-name="T18">Argomenti trattati / decisioni prese:<text:s/></text:span><text:span text:style-name="T19">ci siamo confrontati fra di noi discutendo delle nostre proposte per implementare il batterio<text:s/></text:span><text:span text:style-name="T20">e sono emerse le seguenti proposte:</text:span></text:p>
      <text:list text:style-name="LFO1" text:continue-numbering="true">
        <text:list-item>
          <text:p text:style-name="P21">Mappare il terreno e condividere le posizioni del cibo trovate da ogni batterio con gli altri<text:s/>per poi permettere ai batteri che non hanno trovato autonomamente del cibo di portarsi nella posizione segnalata;</text:p>
        </text:list-item>
        <text:list-item>
          <text:p text:style-name="P22">Durante l’implementazione di questa idea ci siamo accorti che la modalità con la quale un batterio cercava il cibo in una zona ampia (200 x 200) della mappa rendeva non necessaria la condivisione delle posizioni trovate con la scansione prima citata.<text:s/>Abbiamo quindi deciso di non implementare al momento la prima idea per concentrarci sulla seguente;</text:p>
        </text:list-item>
        <text:list-item>
          <text:p text:style-name="P23">Ogni batterio<text:s/>controlla il quadrato di lato 10 attorno a sé in cerca di cibo e si sposta nella posizione di quello più vicino.</text:p>
        </text:list-item>
      </text:list>
      <text:p text:style-name="P24">Ogni 24 mosse così compiute il batterio controlla invece il quadrato di lato 200 attorno a sé con una distanza di 20 tra un controllo e l’altro in modo da trovare nuove zone di cibo e si sposta nella migliore fra queste. Se non trova il cibo in entrambi i casi effettua un movimento con sforzo pari a uno, utile per rendere possibile la duplicazione<text:s/>ma inutile per la ricerca di nuove zone.</text:p>
      <text:p text:style-name="P25"><text:span text:style-name="T26">I</text:span><text:span text:style-name="T27">nfine abbia</text:span><text:span text:style-name="T28">mo fissato le date dei prossimi incontri.</text:span></text:p>
      <text:p text:style-name="P29"/>
      <text:p text:style-name="P30"><text:span text:style-name="T31"><text:tab/></text:span><text:span text:style-name="T32">Lavoro da svolgere per il prossimo incontro:<text:s/></text:span><text:span text:style-name="T33">trovare un nome al nostro</text:span><text:span text:style-name="T34"><text:s/></text:span><text:span text:style-name="T35">batterio e apportare singolarmente delle modifiche al batterio per poi discuterne con gli altri.</text:span></text:p>
      <text:p text:style-name="P36"/>
      <text:p text:style-name="P37">Incontro 2 (14/03/2020<text:s/>10:15<text:s/>–<text:s/>12:00):</text:p>
      <text:p text:style-name="P38"/>
      <text:p text:style-name="P39"><text:span text:style-name="T40"><text:tab/>Obiettivo:</text:span><text:span text:style-name="T41"><text:s/></text:span><text:span text:style-name="T42">confrontarci sulle idee venuteci nei giorni passati dal precedente incontro, visionare le implementazioni e ricavare dall’unione di queste la miglior versione del batterio. Inoltre presentare il nostro batterio e le sue versioni precedenti con i loro funzionamenti logici ai professori Bugatti Alessandro e Donato Tobia.</text:span></text:p>
      <text:p text:style-name="P43"/>
      <text:p text:style-name="P44"><text:span text:style-name="T45"><text:tab/></text:span><text:span text:style-name="T46">Partecipanti:</text:span><text:span text:style-name="T47"><text:s/></text:span><text:span text:style-name="T48">tutti i membri del gruppo</text:span><text:span text:style-name="T49"><text:s/>e i professori</text:span><text:span text:style-name="T50">.</text:span></text:p>
      <text:p text:style-name="P51"/>
      <text:p text:style-name="P52"><text:span text:style-name="T53"><text:tab/></text:span><text:span text:style-name="T54">Argomenti trattati / decisioni prese:</text:span><text:span text:style-name="T55"><text:s/></text:span><text:span text:style-name="T56">L’incontro si è svolto in due parti, la prima fra noi membri del gruppo e la seconda<text:s/></text:span><text:span text:style-name="T57">con la presenza dei professori.</text:span></text:p>
      <text:p text:style-name="P58">Durante lo svolgimento della prima parte ognuno di noi ha presentato il lavoro svolto dall’ultimo incontro<text:s/>spiegando le modifiche apportate al codice:</text:p>
      <text:list text:style-name="LFO2" text:continue-numbering="true">
        <text:list-item>
          <text:p text:style-name="P59">L’idea di Cornacchiari è stata quella di non controllare l’area più ampia ogni 25 mosse, ma bensì di effettuare questo controllo solo se la ricerca di cibo nella zona più ristretta non ha portato a risultati. Questo fa sì che ogni batterio consumi completamente ogni zona circostante evitando di allontanarsi prima che questa venga terminata e, nel caso in cui un batterio non abbia attorno a sé del cibo cerca subito un’altra zona nella quale dirigersi.</text:p>
        </text:list-item>
        <text:list-item>
          <text:p text:style-name="P60">Quella di Nadif riguardava il movimento del batterio: anziché far effettuare al batterio uno spostamento inutile è meglio sfruttarlo per andare alla ricerca di nuove aree di<text:s/><text:soft-page-break/>cibo. Per fare questo il batterio si muove<text:s/>in diagonale rimbalzando a contatto con i bordi del terreno.</text:p>
        </text:list-item>
      </text:list>
      <text:p text:style-name="P61">È stata inoltre ridotta l’area nella quale i batteri possono muoversi in quanto le zone esterne a quest’area vengono controllate tramite la ricerca ampia del batterio; evitiamo così che questa ricerca venga effettuata fuori dai limiti del terreno, migliorando le prestazioni.</text:p>
      <text:p text:style-name="P62">Unendo<text:s/>queste modifiche è stata creata la prima versione del nostro batterio.</text:p>
      <text:p text:style-name="P63">Nella seconda parte dell’incontro è stato presentato il batterio agli insegnanti<text:s/>ed è stata chiesta al professor Bugatti la possibilità di sfidare i batteri vincitori della scorsa edizione del torneo, egli ci ha concesso di rivelarci solo l’eventuale vittoria del nostro batterio.</text:p>
      <text:p text:style-name="Standard"><text:span text:style-name="T64"><text:tab/></text:span><text:span text:style-name="T65">Lavoro da svolgere per il prossimo incontro:</text:span><text:span text:style-name="T66"><text:s/></text:span><text:span text:style-name="T67">apportare ulteriori modifiche al batterio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zar</meta:initial-creator>
    <dc:creator>Nizar</dc:creator>
    <meta:creation-date>2020-03-12T12:42:00Z</meta:creation-date>
    <dc:date>2020-03-14T12:38:00Z</dc:date>
    <meta:template xlink:href="Normal.dotm" xlink:type="simple"/>
    <meta:editing-cycles>8</meta:editing-cycles>
    <meta:editing-duration>PT7380S</meta:editing-duration>
    <meta:document-statistic meta:page-count="2" meta:paragraph-count="7" meta:word-count="581" meta:character-count="3886" meta:row-count="27" meta:non-whitespace-character-count="3312"/>
  </office:meta>
</office:document-meta>
</file>